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6382in"/>
    </style:style>
    <style:style style:name="Table1.B" style:family="table-column">
      <style:table-column-properties style:column-width="1.9313in"/>
    </style:style>
    <style:style style:name="Table1.C" style:family="table-column">
      <style:table-column-properties style:column-width="3.123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1de5b3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fo:font-weight="bold" officeooo:rsid="0005272a" style:font-weight-asian="bold" style:font-weight-complex="bold"/>
    </style:style>
    <style:style style:name="T3" style:family="text">
      <style:text-properties fo:font-variant="normal" fo:text-transform="none" fo:color="#35475c" loext:opacity="100%" style:font-name="Open Sans" fo:font-size="13pt" fo:letter-spacing="normal" fo:font-style="normal" fo:font-weight="bold" style:font-size-asian="13pt" style:font-size-complex="13p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officeooo:rsid="0005272a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officeooo:rsid="0005272a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roject Initialization and Planning Phase</text:span></text:h>
      <text:p text:style-name="P3"><text:span text:style-name="Strong_20_Emphasis">Date:</text:span> 09 July 2025<text:line-break/><text:span text:style-name="T7">SkillWallet</text:span><text:span text:style-name="Strong_20_Emphasis"><text:span text:style-name="T6"> ID:</text:span></text:span> <text:span text:style-name="T3">SWUID20240141492</text:span><text:line-break/><text:span text:style-name="Strong_20_Emphasis">Project Title:</text:span> Employee Performance Prediction using Machine Learning</text:p>
      <text:p text:style-name="Horizontal_20_Line"/>
      <text:h text:style-name="Heading_20_3" text:outline-level="3"><text:span text:style-name="Strong_20_Emphasis">Maximum Marks:</text:span> 3 Marks</text:h>
      <text:p text:style-name="Horizontal_20_Line"/>
      <text:h text:style-name="Heading_20_2" text:outline-level="2"><text:span text:style-name="Strong_20_Emphasis">Project Proposal (Proposed Solution) Report</text:span></text:h>
      <text:p text:style-name="Text_20_body">The proposal report aims to leverage machine learning to predict employee performance accurately, improving productivity assessment, workforce planning, and HR decision-making. It addresses inefficiencies in traditional evaluation methods, enabling organizations to take proactive actions. Key features include a machine learning-based prediction model, performance scoring, and data-driven insights for HR.</text:p>
      <text:p text:style-name="Horizontal_20_Line"/>
      <text:h text:style-name="Heading_20_2" text:outline-level="2"><text:span text:style-name="Strong_20_Emphasis">Project Overview</text:span></text:h>
      <text:p text:style-name="Text_20_body"><text:span text:style-name="Strong_20_Emphasis">Objective:</text:span><text:line-break/>The primary objective is to automate employee performance prediction using advanced machine learning algorithms, enabling faster, more objective, and accurate evaluations.</text:p>
      <text:p text:style-name="Text_20_body"><text:span text:style-name="Strong_20_Emphasis">Scope:</text:span><text:line-break/>The project evaluates employee performance using various parameters such as skills, experience, training hours, and past performance records, creating a robust and efficient predictive system for HR and management teams.</text:p>
      <text:p text:style-name="Horizontal_20_Line"/>
      <text:h text:style-name="Heading_20_2" text:outline-level="2"><text:span text:style-name="Strong_20_Emphasis">Problem Statement</text:span></text:h>
      <text:p text:style-name="Text_20_body"><text:span text:style-name="Strong_20_Emphasis">Description:</text:span><text:line-break/>Traditional employee evaluation methods are time-consuming, subjective, and inefficient, often leading to inaccurate assessments and poor resource allocation.</text:p>
      <text:p text:style-name="Text_20_body"><text:span text:style-name="Strong_20_Emphasis">Impact:</text:span><text:line-break/>Solving this issue will improve decision-making in HR, reduce bias in evaluations, and enhance overall productivity and employee satisfaction within organizations.</text:p>
      <text:p text:style-name="Horizontal_20_Line"/>
      <text:h text:style-name="Heading_20_2" text:outline-level="2"><text:soft-page-break/><text:span text:style-name="Strong_20_Emphasis">Proposed Solution</text:span></text:h>
      <text:p text:style-name="Text_20_body"><text:span text:style-name="Strong_20_Emphasis">Approach:</text:span><text:line-break/>Applying machine learning techniques to analyze employee data, predict productivity scores, and provide actionable insights to HR managers and team leaders.</text:p>
      <text:p text:style-name="Text_20_body"><text:span text:style-name="Strong_20_Emphasis">Key Features:</text:span></text:p>
      <text:list text:style-name="L1">
        <text:list-item>
          <text:p text:style-name="P2">Implementation of ML models (Linear Regression, Random Forest, XGBoost) for performance prediction.</text:p>
        </text:list-item>
        <text:list-item>
          <text:p text:style-name="P2">Real-time scoring and insights via a web interface.</text:p>
        </text:list-item>
        <text:list-item>
          <text:p text:style-name="P2">Integration of data visualization for better interpretability.</text:p>
        </text:list-item>
      </text:list>
      <text:p text:style-name="Horizontal_20_Line"/>
      <text:h text:style-name="Heading_20_2" text:outline-level="2"><text:span text:style-name="Strong_20_Emphasis">Resource Requirement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Resource Type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Specification/Alloca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Hardware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Computing Resources</text:p>
          </table:table-cell>
          <table:table-cell table:style-name="Table1.A1" office:value-type="string">
            <text:p text:style-name="Table_20_Contents">CPU/GPU specifications, cores</text:p>
          </table:table-cell>
          <table:table-cell table:style-name="Table1.A1" office:value-type="string">
            <text:p text:style-name="Table_20_Contents">T4 GPU</text:p>
          </table:table-cell>
        </table:table-row>
        <table:table-row>
          <table:table-cell table:style-name="Table1.A1" office:value-type="string">
            <text:p text:style-name="Table_20_Contents">Memory</text:p>
          </table:table-cell>
          <table:table-cell table:style-name="Table1.A1" office:value-type="string">
            <text:p text:style-name="Table_20_Contents">RAM specifications</text:p>
          </table:table-cell>
          <table:table-cell table:style-name="Table1.A1" office:value-type="string">
            <text:p text:style-name="Table_20_Contents">8 GB</text:p>
          </table:table-cell>
        </table:table-row>
        <table:table-row>
          <table:table-cell table:style-name="Table1.A1" office:value-type="string">
            <text:p text:style-name="Table_20_Contents">Storage</text:p>
          </table:table-cell>
          <table:table-cell table:style-name="Table1.A1" office:value-type="string">
            <text:p text:style-name="Table_20_Contents">Disk space for data, models, logs</text:p>
          </table:table-cell>
          <table:table-cell table:style-name="Table1.A1" office:value-type="string">
            <text:p text:style-name="Table_20_Contents">1 TB SS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oftware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Frameworks</text:p>
          </table:table-cell>
          <table:table-cell table:style-name="Table1.A1" office:value-type="string">
            <text:p text:style-name="Table_20_Contents">Python frameworks</text:p>
          </table:table-cell>
          <table:table-cell table:style-name="Table1.A1" office:value-type="string">
            <text:p text:style-name="Table_20_Contents">Flask</text:p>
          </table:table-cell>
        </table:table-row>
        <table:table-row>
          <table:table-cell table:style-name="Table1.A1" office:value-type="string">
            <text:p text:style-name="Table_20_Contents">Libraries</text:p>
          </table:table-cell>
          <table:table-cell table:style-name="Table1.A1" office:value-type="string">
            <text:p text:style-name="Table_20_Contents">Additional libraries</text:p>
          </table:table-cell>
          <table:table-cell table:style-name="Table1.A1" office:value-type="string">
            <text:p text:style-name="Table_20_Contents">scikit-learn, pandas, numpy, matplotlib, seaborn</text:p>
          </table:table-cell>
        </table:table-row>
        <table:table-row>
          <table:table-cell table:style-name="Table1.A1" office:value-type="string">
            <text:p text:style-name="Table_20_Contents">Development Environment</text:p>
          </table:table-cell>
          <table:table-cell table:style-name="Table1.A1" office:value-type="string">
            <text:p text:style-name="Table_20_Contents">IDE</text:p>
          </table:table-cell>
          <table:table-cell table:style-name="Table1.A1" office:value-type="string">
            <text:p text:style-name="Table_20_Contents">Jupyter Noteboo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ta</text:span></text:p>
          </table:table-cell>
          <table:table-cell table:style-name="Table1.A1" office:value-type="string">
            <text:p text:style-name="Table_20_Contents">Source, size, format</text:p>
          </table:table-cell>
          <table:table-cell table:style-name="Table1.A1" office:value-type="string">
            <text:p text:style-name="Table_20_Contents">Kaggle dataset (CSV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1:55:10.599899652</meta:creation-date>
    <dc:date>2025-07-31T21:58:45.633863584</dc:date>
    <meta:editing-duration>PT3M36S</meta:editing-duration>
    <meta:editing-cycles>1</meta:editing-cycles>
    <meta:document-statistic meta:table-count="1" meta:image-count="0" meta:object-count="0" meta:page-count="2" meta:paragraph-count="44" meta:word-count="286" meta:character-count="2239" meta:non-whitespace-character-count="2000"/>
    <meta:generator>LibreOffice/24.2.7.2$Linux_X86_64 LibreOffice_project/420$Build-2</meta:generator>
  </office:meta>
</office:document-meta>
</file>